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Klasser i programmet:</text:p>
      <text:p text:style-name="Standard"/>
      <text:p text:style-name="Standard">DBConnect</text:p>
      <text:p text:style-name="Standard">DBConnect er en abstrakt klasse som tar seg av tilkobling og avkobling fra mysql databasen</text:p>
      <text:p text:style-name="Standard"/>
      <text:p text:style-name="Standard">ExecuteQueries er en klasse som arver fra DBConnect. Klassen tar seg av å sende queries til mysql serveren og motta responser</text:p>
      <text:p text:style-name="Standard"/>
      <text:p text:style-name="Standard">Main er klassen som tar seg av kommandolinje grensesnittet. Den tar imot input fra brukeren og basert på brukerens input blir ExecuteQueries bruke for å kjøre queries. I de tilfeller hvor querien returnerer data blir dataen formatert og vist til brukeren igjennom main klassen.</text:p>
      <text:p text:style-name="Standard"/>
      <text:p text:style-name="Standard">Strukturen for hver use case:</text:p>
      <text:p text:style-name="Standard">Brukeren gir input i form av tekst som beskriver hvilke query de ønsker å bruke. Hvis nødvendig vil brukeren bli bedt om mer input som er nødvendig for å bygge den ønskede querien. Deretter blir querien bygd og sendt til serveren. Hvis serveren gir tilbakemelding vil deretter tilbakemeldingen bli vist til brukeren.</text:p>
      <text:p text:style-name="Standard"/>
      <text:p text:style-name="Standard">Spesifikt om use cases:</text:p>
      <text:p text:style-name="Standard">Registrere apparat: Her brukes det en enkel insert</text:p>
      <text:p text:style-name="Standard"/>
      <text:p text:style-name="Standard">Registrere øvelser: Vi har to forskjellige querier for å registrere øvelser. For fri øvelser bruker vi en enkel insert. For å reistrere apparat øvelse må brukeren oppgi hvilke apparat som brukes. For å skape relasjonen mellom øvelsen og apparatet blir primærnøkklene lagret i sin egen tabell. For å sette inn primærnøklene finner vi øvelsens primærnøkkel med last_insert_id() og apparatets primærnøkkel med å selecte nøkkelen ved hjelp av apparatets navn</text:p>
      <text:p text:style-name="Standard"/>
      <text:p text:style-name="Standard">Registrere treningsøkt. Vi har to forskjellige queries avhengig om man ønsker å registrere notat eller ikke. På begge bruker vi en enkel insert for å sette data inn i treningsøkttabellen. For å koble en treningsøkt til en øvelse lagrer vi deres primærnøkler i en tredje tabell. For å finne primærnøklene <text:s/>bruker vi last_insert_id() for treningsøktens id, og select ved hjelp av øvelsens navn for å få øvelsens primærbøkkel.</text:p>
      <text:p text:style-name="Standard">Hvis man ønsker å registrere notat blir notatet koblet til trenigsøkten via en fremmednøkkel som vi finner ved hjelp av last_insert_id()</text:p>
      <text:p text:style-name="Standard"/>
      <text:p text:style-name="Standard">Få informasjon for n siste gjennomførte treningsøkter. Vi bruker select fra treningsøkt hvor vi left joiner med notat for å få informasjonen. For å få de n siste sorterer vi den etter tidspunktet treningsøkten fant sted, og bruker limit for å begrense til n resultater.</text:p>
      <text:p text:style-name="Standard"/>
      <text:p text:style-name="Standard">For hver øvelse skal det være mulig å se resultatlogg i tidsinterval. Bruker select med inner join for å hente ut treningsøkter knyttet til en øvelse. Bruker deretter where for å begrese til spesifisert øvelse innenfor tidsinterval.</text:p>
      <text:p text:style-name="Standard"/>
      <text:p text:style-name="Standard">Lage øvelsegruppe. Enkel insert inn i øvelsegruppe tabell</text:p>
      <text:p text:style-name="Standard"/>
      <text:p text:style-name="Standard">Finne øvelser i samme gruppe. Select med inner join for å hente ut øvelser tilknyttet øvelsegruppe, og where for å spesifisere øvelsegruppe</text:p>
      <text:p text:style-name="Standard"/>
      <text:p text:style-name="Standard">Finne gjennomsnittsvekt på fastmonterte øvelser de n siste gangene. Select avg på treningsøkt og inner join for å finne tilknyttet øvelse. Sorterer deretter etter tidspunkt og bruker limit for at gjennomsnittet blir tatt av de n sis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36M24S</meta:editing-duration>
    <meta:editing-cycles>8</meta:editing-cycles>
    <meta:generator>OpenOffice/4.1.5$Win32 OpenOffice.org_project/415m1$Build-9789</meta:generator>
    <dc:date>2018-03-22T21:52:37.76</dc:date>
    <dc:creator>Mats Pedersen</dc:creator>
    <meta:document-statistic meta:table-count="0" meta:image-count="0" meta:object-count="0" meta:page-count="1" meta:paragraph-count="17" meta:word-count="460" meta:character-count="2885"/>
    <meta:user-defined meta:name="Info 1"/>
    <meta:user-defined meta:name="Info 2"/>
    <meta:user-defined meta:name="Info 3"/>
    <meta:user-defined meta:name="Info 4"/>
  </office:meta>
</office:document-meta>
</file>